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Times New Roman Cyr" officeooo:rsid="000ce333" officeooo:paragraph-rsid="000ce333"/>
    </style:style>
    <style:style style:name="P2" style:family="paragraph" style:parent-style-name="Heading_20_2">
      <style:text-properties style:font-name="Times New Roman Cyr" officeooo:rsid="000ce333" officeooo:paragraph-rsid="000ce333"/>
    </style:style>
    <style:style style:name="P3" style:family="paragraph" style:parent-style-name="Text_20_body">
      <style:text-properties style:font-name="Times New Roman Cyr" officeooo:paragraph-rsid="000ce333"/>
    </style:style>
    <style:style style:name="P4" style:family="paragraph" style:parent-style-name="Text_20_body" style:list-style-name="L1">
      <style:text-properties style:font-name="Times New Roman Cyr" officeooo:rsid="000ce333" officeooo:paragraph-rsid="000ce333"/>
    </style:style>
    <style:style style:name="P5" style:family="paragraph" style:parent-style-name="Text_20_body" style:list-style-name="L1">
      <style:text-properties officeooo:paragraph-rsid="000ce333"/>
    </style:style>
    <style:style style:name="P6" style:family="paragraph" style:parent-style-name="Text_20_body" style:list-style-name="L3">
      <style:text-properties fo:font-weight="bold" officeooo:rsid="000ce333" officeooo:paragraph-rsid="000ce333" style:font-weight-asian="bold" style:font-weight-complex="bold"/>
    </style:style>
    <style:style style:name="P7" style:family="paragraph" style:parent-style-name="Text_20_body" style:list-style-name="L3">
      <style:text-properties fo:font-weight="normal" officeooo:rsid="000e0bcc" officeooo:paragraph-rsid="000e0bcc" style:font-weight-asian="normal" style:font-weight-complex="normal"/>
    </style:style>
    <style:style style:name="P8" style:family="paragraph" style:parent-style-name="Text_20_body" style:list-style-name="L3">
      <style:paragraph-properties fo:text-align="justify" style:justify-single-word="false"/>
      <style:text-properties fo:font-weight="normal" officeooo:rsid="000f11d2" officeooo:paragraph-rsid="000f11d2" style:font-weight-asian="normal" style:font-weight-complex="normal"/>
    </style:style>
    <style:style style:name="P9" style:family="paragraph" style:parent-style-name="Text_20_body">
      <style:paragraph-properties fo:text-align="justify" style:justify-single-word="false"/>
      <style:text-properties fo:font-weight="normal" officeooo:rsid="000f11d2" officeooo:paragraph-rsid="000f11d2" style:font-weight-asian="normal" style:font-weight-complex="normal"/>
    </style:style>
    <style:style style:name="P10" style:family="paragraph" style:parent-style-name="Title">
      <style:text-properties style:font-name="Times New Roman Cyr" officeooo:rsid="000ce333" officeooo:paragraph-rsid="000ce333"/>
    </style:style>
    <style:style style:name="T1" style:family="text">
      <style:text-properties officeooo:rsid="000ce333"/>
    </style:style>
    <style:style style:name="T2" style:family="text">
      <style:text-properties style:font-name="Times New Roman Cyr"/>
    </style:style>
    <style:style style:name="T3" style:family="text">
      <style:text-properties style:font-name="Times New Roman Cyr" officeooo:rsid="000ce333"/>
    </style:style>
    <style:style style:name="T4" style:family="text">
      <style:text-properties style:font-name="Times New Roman Cyr" fo:font-weight="bold" style:font-weight-asian="bold" style:font-weight-complex="bold"/>
    </style:style>
    <style:style style:name="T5" style:family="text">
      <style:text-properties style:font-name="Times New Roman Cyr" officeooo:rsid="0010f88f"/>
    </style:style>
    <style:style style:name="T6" style:family="text">
      <style:text-properties style:font-name="Times New Roman Cyr" officeooo:rsid="0011b32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Week 3 </text:p>
      <text:h text:style-name="P1" text:outline-level="1">Day 4 03-03-2022</text:h>
      <text:h text:style-name="P2" text:outline-level="2">1. Errors and Exceptions :-</text:h>
      <text:p text:style-name="P3"><text:tab/><text:span text:style-name="T1">Errors in program are the problems due to which the program will stop working or the output of the program will be other than expected output. And exceptions are are raised when some internal events occurs which changes the normal flow of the program.</text:span></text:p>
      <text:p text:style-name="P3"><text:tab/><text:span text:style-name="T1">Two types of errors occurs in python.</text:span></text:p>
      <text:list xml:id="list4114202586" text:style-name="L1">
        <text:list-item>
          <text:p text:style-name="P4">Syntax Error</text:p>
        </text:list-item>
        <text:list-item>
          <text:p text:style-name="P5"><text:span text:style-name="T3">Logical Error</text:span></text:p>
        </text:list-item>
      </text:list>
      <text:list xml:id="list1461212479" text:style-name="L3">
        <text:list-item>
          <text:p text:style-name="P6"><text:span text:style-name="T2">Syntax Error :-</text:span></text:p>
          <text:p text:style-name="P7"><text:span text:style-name="T2">When the proper syntax of programing language is not followed syntax error is raised, which stops the exicution of the program at the line where the error is occured.</text:span></text:p>
        </text:list-item>
        <text:list-item>
          <text:p text:style-name="P7"><text:span text:style-name="T4">Logical Error :-</text:span></text:p>
          <text:p text:style-name="P8"><text:span text:style-name="T2">When in runtime error occurs </text:span><text:span text:style-name="T5">after passing the sysntax test is called logical error also known as exception error. There are sevral no of logical errors each one raises a perticuler exception massage like, IndexError, TypeError, ZeroDivisionError, etc.</text:span></text:p>
        </text:list-item>
      </text:list>
      <text:p text:style-name="P9"><text:span text:style-name="T5"><text:tab/></text:span></text:p>
      <text:p text:style-name="P9"><text:span text:style-name="T5"><text:tab/>We can customize the error massages raised by the exception error with the help of concept known as exception handling. </text:span><text:span text:style-name="T6">F</text:span><text:span text:style-name="T5">or this we can use Try/</text:span><text:span text:style-name="T6">Except/Finaly method, we write unsafe code in try fall back code in except and final code in fina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7:25:56.742028155</meta:creation-date>
    <dc:date>2022-03-03T18:11:47.935455846</dc:date>
    <meta:editing-duration>PT3M10S</meta:editing-duration>
    <meta:editing-cycles>1</meta:editing-cycles>
    <meta:document-statistic meta:table-count="0" meta:image-count="0" meta:object-count="0" meta:page-count="1" meta:paragraph-count="13" meta:word-count="185" meta:character-count="1066" meta:non-whitespace-character-count="892"/>
    <meta:generator>LibreOffice/6.4.7.2$Linux_X86_64 LibreOffice_project/40$Build-2</meta:generator>
  </office:meta>
</office:document-meta>
</file>